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ation notes for the Spectranet prototype PCB</text:h>
      <text:h text:style-name="Heading_20_2" text:outline-level="2">Model select jumper</text:h>
      <text:p text:style-name="Text_20_body">If you're using a 16K, 48K, “toastrack” 128K or early +2 Spectrum, do not close the +3 jumper (the jumper closest to the edge connector). It will cause odd video artifacts on a rubber key machine at the very least if you do.</text:p>
      <text:p text:style-name="Text_20_body">On a late +2 or any +3, close this jumper.</text:p>
      <text:h text:style-name="Heading_20_2" text:outline-level="2">Using with other peripherals</text:h>
      <text:p text:style-name="Text_20_body">“Dumb” peripherals (basically, those without a ROM) can be plugged into either end of the Spectranet. Any device with a ROM must be connected to the Spectranet's through port. Otherwise, the device may try to page in when the Spectranet is paged in.</text:p>
      <text:p text:style-name="Text_20_body">Note that the Spectranet through port appears as a 48K expansion port, so if you're using a +3, something plugged into the through port should be set up as if it were plugged into a 48K or toastrack 128K system. It also means some peripherals not compatible with the +3 due to the edge connector differences may work when plugged into the Spectranet's through port.</text:p>
      <text:p text:style-name="Text_20_body">The Spectranet has been tested with the standard DivIDE as built by Papaya Labs, and the ZX CF running ResiDOS.</text:p>
      <text:p text:style-name="Text_20_body">If the peripheral you have connected to the through port traps RST 8 (i.e. ResiDOS) you will need to close the Disable RST8 jumper (J1, the right most jumper pair by the through port) in most cases. In any case, only one device can trap RST 8, and the Spectranet will trap it if this jumper is not closed. Some devices may still detect the RST 8 and the system may end up in an “undefined state” - this seems to be the case with the ZX CF and may be so with other ResiDOS devices. The Spectranet will force it off the bus, but the internal state of the other peripheral may be wrong when the Spectranet returns from the RST 8 trap. You may have to experiment. If the machine crashes, you'll need to close this jumper...</text:p>
      <text:h text:style-name="Heading_20_2" text:outline-level="2">How to configure, how to load data over the network</text:h>
      <text:p text:style-name="Text_20_body">Briefly close the NMI jumper (leftmost of the jumper blocks by the through port). This will invoke the NMI menu. This menu allows you to configure network settings, load and remove ROM modules, and also fill the Spectrum's memory with arbitrary data sent over the network. Use the “ethup” tool on a PC to send data to a Spectrum. This is available from http://spectrum.alioth.net.</text:p>
      <text:p text:style-name="Text_20_body">Note that the input routines are rather basic – you must enter MAC addresses as hex in upper case, for instance.</text:p>
      <text:p text:style-name="Text_20_body">The DHCP client has only been tested with the Netgear DHCP server. It should work fine with any DHCP server, but there's the possiblity that there are some hitherto undiscovered bugs that mean it doesn't work correctly with other DHCP servers. Configure a static IP address if DHCP doesn't seem to be working (and also make sure the LINK light is illuminated. The LINK light should illuminate within 4 seconds of reset/power up/plugging in an ethernet cable).</text:p>
      <text:h text:style-name="Heading_20_2" text:outline-level="2">Observations</text:h>
      <text:p text:style-name="Text_20_body">I have noted that on some Spectrums, the RESET pulse doesn't correctly reset the Spectranet's CPLD or the W5100 when powering up. You can tell if this happens if the Spectranet doesn't print its initialization text or run the DHCP client, or the LINK light does not come on. Reset the machine again and all should be well. I have noticed this tends to happen when powering up a Spectrum +3.</text:p>
      <text:h text:style-name="Heading_20_2" text:outline-level="2">Errata</text:h>
      <text:p text:style-name="Text_20_body">Due to a schematic bug that went unnoticed, and got included on the PCB, the centre jumper pair (Disable all traps) on the jumper block by the through port does not work correctly. This jumper is used in the instance that you have a ROM loaded that crashes or otherwise prevents the Spectrum from initializing, and you need to load a new ROM. The jumper would prevent the Spectranet paging in on RESET.</text:p>
      <text:p text:style-name="Text_20_body">You can still disable all traps, but it is slightly awkward. To do this, take a piece of wire (single strand wire, such as the type used for breadboarding, or a piece of bell wire works best), and put one end in the PCB hole for J2 that's nearest the CPLD and furthest from the through port. While holding it in place here, hold the other end on the 3.3 volt out of the voltage regulator (the pin nearest to the ethernet jack). Then power up the Spectrum. You must keep this wire in place while you upload the new ROM and until you have the new ROM safely programmed onto the flash. At this point, it's generally helpful to have three hands, but it is possible with only two if you use a stiff piece of wi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Winston Smith</meta:initial-creator>
    <meta:creation-date>2009-01-03T20:14:12</meta:creation-date>
    <dc:creator>Winston Smith</dc:creator>
    <dc:date>2009-01-03T20:46:19</dc:date>
    <dc:language>es-ES</dc:language>
    <meta:editing-cycles>4</meta:editing-cycles>
    <meta:editing-duration>PT8M33S</meta:editing-duration>
    <meta:user-defined meta:name="Info 1"/>
    <meta:user-defined meta:name="Info 2"/>
    <meta:user-defined meta:name="Info 3"/>
    <meta:user-defined meta:name="Info 4"/>
    <meta:document-statistic meta:table-count="0" meta:image-count="0" meta:object-count="0" meta:page-count="2" meta:paragraph-count="18" meta:word-count="791" meta:character-count="4328"/>
  </office:meta>
</office:document-meta>
</file>